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f9f7e" draw:textarea-horizontal-align="justify" draw:textarea-vertical-align="middle" draw:auto-grow-height="false" fo:min-height="0.45cm" fo:min-width="3.5cm"/>
    </style:style>
    <style:style style:name="gr2" style:family="graphic" style:parent-style-name="standard">
      <style:graphic-properties draw:fill-color="#2bd27e" draw:textarea-horizontal-align="justify" draw:textarea-vertical-align="middle" draw:auto-grow-height="false" fo:min-height="0.45cm" fo:min-width="3.5cm"/>
    </style:style>
    <style:style style:name="gr3" style:family="graphic" style:parent-style-name="standard">
      <style:graphic-properties draw:fill-color="#00a853" draw:textarea-horizontal-align="justify" draw:textarea-vertical-align="middle" draw:auto-grow-height="false" fo:min-height="0.45cm" fo:min-width="3.5cm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0.45cm" fo:min-width="2.4cm"/>
    </style:style>
    <style:style style:name="gr5" style:family="graphic" style:parent-style-name="standard">
      <style:graphic-properties draw:fill-color="#9e5f9f" draw:textarea-horizontal-align="justify" draw:textarea-vertical-align="middle" draw:auto-grow-height="false" fo:min-height="0.45cm" fo:min-width="2.3cm"/>
    </style:style>
    <style:style style:name="gr6" style:family="graphic" style:parent-style-name="standard">
      <style:graphic-properties draw:fill-color="#d27e2b" draw:textarea-horizontal-align="justify" draw:textarea-vertical-align="middle" draw:auto-grow-height="false" fo:min-height="0.45cm" fo:min-width="2.3cm"/>
    </style:style>
    <style:style style:name="gr7" style:family="graphic" style:parent-style-name="standard">
      <style:graphic-properties draw:fill="solid" draw:fill-color="#9e5f9f" draw:textarea-horizontal-align="justify" draw:textarea-vertical-align="middle" draw:auto-grow-height="false" fo:min-height="0.45cm" fo:min-width="2.3cm"/>
    </style:style>
    <style:style style:name="gr8" style:family="graphic" style:parent-style-name="objectwithoutfill">
      <style:graphic-properties draw:marker-end="Symmetric_20_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-color="#d27e2b" draw:textarea-horizontal-align="justify" draw:textarea-vertical-align="middle" draw:auto-grow-height="false" fo:min-height="0.45cm" fo:min-width="2.4cm"/>
    </style:style>
    <style:style style:name="gr11" style:family="graphic" style:parent-style-name="standard">
      <style:graphic-properties draw:fill-color="#dddddd" draw:textarea-horizontal-align="justify" draw:textarea-vertical-align="top" draw:auto-grow-height="false" fo:min-height="7.05cm" fo:min-width="5.5cm"/>
    </style:style>
    <style:style style:name="gr12" style:family="graphic" style:parent-style-name="standard">
      <style:graphic-properties draw:fill-color="#3fbdbe" draw:textarea-horizontal-align="justify" draw:textarea-vertical-align="middle" draw:auto-grow-height="false" fo:min-height="0.45cm" fo:min-width="3.1cm"/>
    </style:style>
    <style:style style:name="gr13" style:family="graphic" style:parent-style-name="standard">
      <style:graphic-properties draw:fill-color="#dddddd" draw:textarea-horizontal-align="justify" draw:textarea-vertical-align="middle" draw:auto-grow-height="false" fo:min-height="0.65cm" fo:min-width="5.5cm"/>
    </style:style>
    <style:style style:name="gr14" style:family="graphic" style:parent-style-name="standard">
      <style:graphic-properties draw:fill-color="#dddddd" draw:textarea-horizontal-align="justify" draw:textarea-vertical-align="top" draw:auto-grow-height="false" fo:min-height="16.95cm" fo:min-width="7.5cm"/>
    </style:style>
    <style:style style:name="P1" style:family="paragraph">
      <style:paragraph-properties fo:text-align="center"/>
    </style:style>
    <style:style style:name="P2" style:family="paragraph">
      <loext:graphic-properties draw:fill-color="#5f9f7e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2bd27e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00a853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ff00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9e5f9f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d27e2b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solid" draw:fill-color="#9e5f9f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-color="#dddddd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3fbdbe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-color="#dddddd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9" draw:id="id9" draw:layer="layout" svg:width="4cm" svg:height="0.7cm" svg:x="4.8cm" svg:y="3.7cm">
          <text:p text:style-name="P1"><text:span text:style-name="T1">Crowd </text:span><text:span text:style-name="T1">Skelet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cm" svg:height="0.7cm" svg:x="11.2cm" svg:y="1.6cm">
          <text:p text:style-name="P1"><text:span text:style-name="T1">Skelet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4cm" svg:height="0.7cm" svg:x="19.8cm" svg:y="3cm">
          <text:p text:style-name="P1"><text:span text:style-name="T1">Puppe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2.9cm" svg:height="0.7cm" svg:x="20.35cm" svg:y="4.5cm">
          <text:p text:style-name="P1"><text:span text:style-name="T1">Publish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3" draw:id="id3" draw:layer="layout" svg:width="2.8cm" svg:height="0.7cm" svg:x="25.5cm" svg:y="2.4cm">
          <text:p text:style-name="P1"><text:span text:style-name="T1">Geometry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8" draw:id="id8" draw:layer="layout" svg:width="2.8cm" svg:height="0.7cm" svg:x="19cm" svg:y="6.9cm">
          <text:p text:style-name="P1"><text:span text:style-name="T1">Rig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4" draw:id="id4" draw:layer="layout" svg:width="2.8cm" svg:height="0.7cm" svg:x="25.5cm" svg:y="3.7cm">
          <text:p text:style-name="P1"><text:span text:style-name="T1">Shader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15.2cm" svg:y1="1.95cm" svg:x2="21.8cm" svg:y2="3cm" draw:start-shape="id1" draw:start-glue-point="1" draw:end-shape="id2" draw:end-glue-point="0" svg:d="M15200 1950h6600v1050" svg:viewBox="0 0 6601 1051">
          <text:p/>
        </draw:connector>
        <draw:connector draw:style-name="gr8" draw:text-style-name="P9" draw:layer="layout" svg:x1="25.5cm" svg:y1="2.75cm" svg:x2="23.8cm" svg:y2="3.35cm" draw:start-shape="id3" draw:start-glue-point="3" draw:end-shape="id2" draw:end-glue-point="1" svg:d="M25500 2750h-850v600h-850" svg:viewBox="0 0 1701 601">
          <text:p/>
        </draw:connector>
        <draw:connector draw:style-name="gr8" draw:text-style-name="P9" draw:layer="layout" svg:x1="25.5cm" svg:y1="4.05cm" svg:x2="23.8cm" svg:y2="3.35cm" draw:start-shape="id4" draw:start-glue-point="3" draw:end-shape="id2" svg:d="M25500 4050h-850v-700h-850" svg:viewBox="0 0 1701 701">
          <text:p/>
        </draw:connector>
        <draw:connector draw:style-name="gr8" draw:text-style-name="P9" draw:layer="layout" svg:x1="21.8cm" svg:y1="3.7cm" svg:x2="21.8cm" svg:y2="4.5cm" draw:start-shape="id2" draw:start-glue-point="2" draw:end-shape="id5" draw:end-glue-point="0" svg:d="M21800 3700v800" svg:viewBox="0 0 1 801">
          <text:p/>
        </draw:connector>
        <draw:custom-shape draw:style-name="gr6" draw:text-style-name="P7" xml:id="id6" draw:id="id6" draw:layer="layout" svg:width="2.8cm" svg:height="0.7cm" svg:x="22.3cm" svg:y="6.9cm">
          <text:p text:style-name="P1"><text:span text:style-name="T1">Geometry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7" draw:id="id7" draw:layer="layout" svg:width="2.8cm" svg:height="0.7cm" svg:x="25.6cm" svg:y="6.9cm">
          <text:p text:style-name="P1"><text:span text:style-name="T1">Shader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21.8cm" svg:y1="5.2cm" svg:x2="23.7cm" svg:y2="6.9cm" draw:start-shape="id5" draw:start-glue-point="2" draw:end-shape="id6" draw:end-glue-point="0" svg:d="M21800 5200v850h1900v850" svg:viewBox="0 0 1901 1701">
          <text:p/>
        </draw:connector>
        <draw:connector draw:style-name="gr8" draw:text-style-name="P9" draw:layer="layout" svg:x1="21.8cm" svg:y1="5.2cm" svg:x2="27cm" svg:y2="6.9cm" draw:start-shape="id5" draw:start-glue-point="2" draw:end-shape="id7" draw:end-glue-point="0" svg:d="M21800 5200v850h5200v850" svg:viewBox="0 0 5201 1701">
          <text:p/>
        </draw:connector>
        <draw:connector draw:style-name="gr8" draw:text-style-name="P9" draw:layer="layout" svg:x1="21.8cm" svg:y1="5.2cm" svg:x2="20.4cm" svg:y2="6.9cm" draw:start-shape="id5" draw:start-glue-point="2" draw:end-shape="id8" svg:d="M21800 5200v850h-1400v850" svg:viewBox="0 0 1401 1701">
          <text:p/>
        </draw:connector>
        <draw:connector draw:style-name="gr9" draw:text-style-name="P9" draw:layer="layout" svg:x1="11.2cm" svg:y1="1.95cm" svg:x2="6.8cm" svg:y2="3.7cm" draw:start-shape="id1" draw:start-glue-point="3" draw:end-shape="id9" draw:end-glue-point="0" svg:d="M11200 1950h-4400v1750" svg:viewBox="0 0 4401 1751">
          <text:p/>
        </draw:connector>
        <draw:custom-shape draw:style-name="gr6" draw:text-style-name="P7" xml:id="id10" draw:id="id10" draw:layer="layout" svg:width="2.8cm" svg:height="0.7cm" svg:x="15.7cm" svg:y="6.9cm">
          <text:p text:style-name="P1"><text:span text:style-name="T1">Puppet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21.8cm" svg:y1="5.2cm" svg:x2="17.1cm" svg:y2="6.9cm" draw:start-shape="id5" draw:start-glue-point="2" draw:end-shape="id10" draw:end-glue-point="0" svg:d="M21800 5200v850h-4700v850" svg:viewBox="0 0 4701 1701">
          <text:p/>
        </draw:connector>
        <draw:custom-shape draw:style-name="gr4" draw:text-style-name="P5" xml:id="id17" draw:id="id17" draw:layer="layout" svg:width="2.9cm" svg:height="0.7cm" svg:x="15.65cm" svg:y="8.6cm">
          <text:p text:style-name="P1"><text:span text:style-name="T1">Publish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12" draw:id="id12" draw:layer="layout" svg:width="2.9cm" svg:height="0.7cm" svg:x="11.3cm" svg:y="8.6cm">
          <text:p text:style-name="P1"><text:span text:style-name="T1">Anim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11" draw:id="id11" draw:layer="layout" svg:width="6cm" svg:height="7.3cm" svg:x="3.8cm" svg:y="7.1cm">
          <text:p text:style-name="P10"><text:span text:style-name="T2">Scene</text:span></text:p>
          <draw:enhanced-geometry svg:viewBox="0 0 21600 21600" draw:type="rectangle" draw:enhanced-path="M 0 0 L 21600 0 21600 21600 0 21600 0 0 Z N"/>
        </draw:custom-shape>
        <draw:connector draw:style-name="gr9" draw:text-style-name="P9" draw:layer="layout" svg:x1="6.8cm" svg:y1="4.4cm" svg:x2="6.8cm" svg:y2="7.1cm" draw:start-shape="id9" draw:start-glue-point="2" draw:end-shape="id11" draw:end-glue-point="0" svg:d="M6800 4400v2700" svg:viewBox="0 0 1 2701">
          <text:p/>
        </draw:connector>
        <draw:custom-shape draw:style-name="gr12" draw:text-style-name="P12" xml:id="id13" draw:id="id13" draw:layer="layout" svg:width="3.6cm" svg:height="0.7cm" svg:x="5cm" svg:y="8.6cm">
          <text:p text:style-name="P1"><text:span text:style-name="T1">Animation </text:span><text:span text:style-name="T1">Plug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14" draw:id="id14" draw:layer="layout" svg:width="3.6cm" svg:height="0.7cm" svg:x="5cm" svg:y="9.9cm">
          <text:p text:style-name="P1"><text:span text:style-name="T1">Geometry </text:span><text:span text:style-name="T1">Plug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15" draw:id="id15" draw:layer="layout" svg:width="3.6cm" svg:height="0.7cm" svg:x="5cm" svg:y="11.2cm">
          <text:p text:style-name="P1"><text:span text:style-name="T1">Shader </text:span><text:span text:style-name="T1">Plug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16" draw:id="id16" draw:layer="layout" svg:width="3.6cm" svg:height="0.7cm" svg:x="5cm" svg:y="12.5cm">
          <text:p text:style-name="P1"><text:span text:style-name="T1">Rig Plug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11.3cm" svg:y1="8.95cm" svg:x2="8.6cm" svg:y2="8.95cm" draw:start-shape="id12" draw:start-glue-point="3" draw:end-shape="id13" draw:end-glue-point="1" svg:d="M11300 8950h-2700" svg:viewBox="0 0 2701 1">
          <text:p/>
        </draw:connector>
        <draw:connector draw:style-name="gr8" draw:text-style-name="P9" draw:layer="layout" svg:x1="23.7cm" svg:y1="7.6cm" svg:x2="8.6cm" svg:y2="10.25cm" draw:start-shape="id6" draw:start-glue-point="2" draw:end-shape="id14" draw:end-glue-point="1" svg:d="M23700 7600v2650h-15100" svg:viewBox="0 0 15101 2651">
          <text:p/>
        </draw:connector>
        <draw:connector draw:style-name="gr8" draw:text-style-name="P9" draw:layer="layout" svg:x1="27cm" svg:y1="7.6cm" svg:x2="8.6cm" svg:y2="11.55cm" draw:start-shape="id7" draw:start-glue-point="2" draw:end-shape="id15" draw:end-glue-point="1" svg:d="M27000 7600v3950h-18400" svg:viewBox="0 0 18401 3951">
          <text:p/>
        </draw:connector>
        <draw:connector draw:style-name="gr8" draw:text-style-name="P9" draw:layer="layout" svg:x1="20.4cm" svg:y1="7.6cm" svg:x2="8.6cm" svg:y2="12.85cm" draw:start-shape="id8" draw:start-glue-point="2" draw:end-shape="id16" draw:end-glue-point="1" svg:d="M20400 7600v5250h-11800" svg:viewBox="0 0 11801 5251">
          <text:p/>
        </draw:connector>
        <draw:connector draw:style-name="gr8" draw:text-style-name="P9" draw:layer="layout" svg:x1="17.1cm" svg:y1="7.6cm" svg:x2="17.1cm" svg:y2="8.6cm" draw:start-shape="id10" draw:start-glue-point="2" draw:end-shape="id17" draw:end-glue-point="0" svg:d="M17100 7600v1000" svg:viewBox="0 0 1 1001">
          <text:p/>
        </draw:connector>
        <draw:connector draw:style-name="gr8" draw:text-style-name="P9" draw:layer="layout" svg:x1="15.65cm" svg:y1="8.95cm" svg:x2="14.2cm" svg:y2="8.95cm" draw:start-shape="id17" draw:start-glue-point="3" draw:end-shape="id12" draw:end-glue-point="1" svg:d="M15650 8950h-1450" svg:viewBox="0 0 1451 1">
          <text:p/>
        </draw:connector>
        <draw:custom-shape draw:style-name="gr4" draw:text-style-name="P5" xml:id="id18" draw:id="id18" draw:layer="layout" svg:width="2.9cm" svg:height="0.7cm" svg:x="5.35cm" svg:y="15.2cm">
          <text:p text:style-name="P1"><text:span text:style-name="T1">Publish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6.8cm" svg:y1="14.4cm" svg:x2="6.8cm" svg:y2="15.2cm" draw:start-shape="id11" draw:start-glue-point="2" draw:end-shape="id18" draw:end-glue-point="0" svg:d="M6800 14400v800" svg:viewBox="0 0 1 801">
          <text:p/>
        </draw:connector>
        <draw:custom-shape draw:style-name="gr6" draw:text-style-name="P7" xml:id="id19" draw:id="id19" draw:layer="layout" svg:width="2.8cm" svg:height="0.7cm" svg:x="2.7cm" svg:y="16.8cm">
          <text:p text:style-name="P1"><text:span text:style-name="T1">Cache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20" draw:id="id20" draw:layer="layout" svg:width="2.8cm" svg:height="0.7cm" svg:x="8.2cm" svg:y="16.8cm">
          <text:p text:style-name="P1"><text:span text:style-name="T1">Shader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5.35cm" svg:y1="15.55cm" svg:x2="4.1cm" svg:y2="16.8cm" draw:start-shape="id18" draw:start-glue-point="3" draw:end-shape="id19" draw:end-glue-point="0" svg:d="M5350 15550h-1250v1250" svg:viewBox="0 0 1251 1251">
          <text:p/>
        </draw:connector>
        <draw:connector draw:style-name="gr8" draw:text-style-name="P9" draw:layer="layout" svg:x1="8.25cm" svg:y1="15.55cm" svg:x2="9.6cm" svg:y2="16.8cm" draw:start-shape="id18" draw:start-glue-point="1" draw:end-shape="id20" draw:end-glue-point="0" svg:d="M8250 15550h1350v1250" svg:viewBox="0 0 1351 1251">
          <text:p/>
        </draw:connector>
        <draw:custom-shape draw:style-name="gr13" draw:text-style-name="P13" xml:id="id21" draw:id="id21" draw:layer="layout" svg:width="6cm" svg:height="0.9cm" svg:x="4cm" svg:y="18.9cm">
          <text:p text:style-name="P1"><text:span text:style-name="T2">Light Scene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4.1cm" svg:y1="17.5cm" svg:x2="7cm" svg:y2="18.9cm" draw:start-shape="id19" draw:start-glue-point="2" draw:end-shape="id21" svg:d="M4100 17500v700h2900v700" svg:viewBox="0 0 2901 1401">
          <text:p/>
        </draw:connector>
        <draw:connector draw:style-name="gr8" draw:text-style-name="P9" draw:layer="layout" svg:x1="9.6cm" svg:y1="17.5cm" svg:x2="7cm" svg:y2="18.9cm" draw:start-shape="id20" draw:start-glue-point="2" draw:end-shape="id21" draw:end-glue-point="0" svg:d="M9600 17500v700h-2600v700" svg:viewBox="0 0 2601 1401">
          <text:p/>
        </draw:connector>
      </draw:page>
      <draw:page draw:name="page2" draw:style-name="dp1" draw:master-page-name="Default">
        <draw:custom-shape draw:style-name="gr14" draw:text-style-name="P11" draw:layer="layout" svg:width="8cm" svg:height="17.2cm" svg:x="1.5cm" svg:y="1.3cm">
          <text:p text:style-name="P10"><text:span text:style-name="T2">Dev kit</text:span></text:p>
          <text:p text:style-name="P10"><text:span text:style-name="T2"/></text:p>
          <text:p text:style-name="P10"><text:span text:style-name="T3"><text:tab/></text:span><text:span text:style-name="T3">1. Skeleton Publish</text:span></text:p>
          <text:p text:style-name="P10"><text:span text:style-name="T3"><text:tab/></text:span><text:span text:style-name="T3">2. Skeleton Create</text:span></text:p>
          <text:p text:style-name="P10"><text:span text:style-name="T3"><text:tab/></text:span><text:span text:style-name="T3">3. Puppet Create</text:span></text:p>
          <text:p text:style-name="P10"><text:span text:style-name="T3"><text:tab/></text:span><text:span text:style-name="T3">4. Puppet Publish</text:span></text:p>
          <text:p text:style-name="P10"><text:span text:style-name="T3"/></text:p>
          <text:p text:style-name="P10"><text:span text:style-name="T3"><text:tab/></text:span><text:span text:style-name="T3">5. Scene – Modules</text:span></text:p>
          <text:p text:style-name="P10"><text:span text:style-name="T3"/></text:p>
          <text:p text:style-name="P10"><text:span text:style-name="T3"><text:tab/></text:span><text:span text:style-name="T3"><text:tab/></text:span><text:span text:style-name="T3">5a. Animation Plug</text:span></text:p>
          <text:p text:style-name="P10"><text:span text:style-name="T3"><text:tab/></text:span><text:span text:style-name="T3"><text:tab/></text:span><text:span text:style-name="T3">5b. Geometry Plug</text:span></text:p>
          <text:p text:style-name="P10"><text:span text:style-name="T3"><text:tab/></text:span><text:span text:style-name="T3"><text:tab/></text:span><text:span text:style-name="T3">5c. Shader Plug</text:span></text:p>
          <text:p text:style-name="P10"><text:span text:style-name="T3"><text:tab/></text:span><text:span text:style-name="T3"><text:tab/></text:span><text:span text:style-name="T3">5d. Puppet Plug</text:span></text:p>
          <text:p text:style-name="P10"><text:span text:style-name="T3"/></text:p>
          <text:p text:style-name="P10"><text:span text:style-name="T3"><text:tab/></text:span><text:span text:style-name="T3"><text:tab/></text:span><text:span text:style-name="T3">5e. Scene Publish</text:span></text:p>
          <text:p text:style-name="P10"><text:span text:style-name="T3"/></text:p>
          <text:p text:style-name="P10"><text:span text:style-name="T3"><text:tab/></text:span><text:span text:style-name="T3">6. Create LIGHT Scene</text:span></text:p>
          <text:p text:style-name="P10"><text:span text:style-name="T2"/></text:p>
          <text:p text:style-name="P10"><text:span text:style-name="T2"/></text:p>
          <text:p text:style-name="P10"><text:span text:style-name="T2">Publish Pack 3</text:span></text:p>
          <text:p text:style-name="P10"><text:span text:style-name="T2">Create Pack 3</text:span></text:p>
          <text:p text:style-name="P10"><text:span text:style-name="T2">Scene Pack 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20:03:34.500240783</meta:creation-date>
    <dc:date>2019-06-09T15:44:29.515951057</dc:date>
    <meta:editing-duration>PT14M6S</meta:editing-duration>
    <meta:editing-cycles>5</meta:editing-cycles>
    <meta:generator>LibreOffice/5.3.6.1$Linux_X86_64 LibreOffice_project/30$Build-1</meta:generator>
    <meta:document-statistic meta:object-count="43"/>
  </office:meta>
</office:document-meta>
</file>